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 office:value-type="string">
            <text:p>Student</text:p>
          </table:table-cell>
          <table:table-cell office:value-type="string">
            <text:p>Dody Suria Wijaya</text:p>
          </table:table-cell>
          <table:table-cell/>
          <table:table-cell office:value-type="string">
            <text:p>Date</text:p>
          </table:table-cell>
          <table:table-cell table:style-name="ce2" office:value-type="string">
            <text:p>29/03/2006</text:p>
          </table:table-cell>
          <table:table-cell table:number-columns-repeated="6"/>
        </table:table-row>
        <table:table-row table:style-name="ro1">
          <table:table-cell office:value-type="string">
            <text:p>Instructor</text:p>
          </table:table-cell>
          <table:table-cell office:value-type="string">
            <text:p>Alexi</text:p>
          </table:table-cell>
          <table:table-cell/>
          <table:table-cell office:value-type="string">
            <text:p>Program #</text:p>
          </table:table-cell>
          <table:table-cell office:value-type="string">
            <text:p>Homework 6</text:p>
          </table:table-cell>
          <table:table-cell table:number-columns-repeated="3"/>
          <table:table-cell office:value-type="string">
            <text:p>Defect Type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string">
            <text:p>Numbe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Numb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ject</text:p>
          </table:table-cell>
          <table:table-cell table:style-name="ce1" office:value-type="string">
            <text:p>Remove</text:p>
          </table:table-cell>
          <table:table-cell table:style-name="ce1" office:value-type="string">
            <text:p>Fix Time</text:p>
          </table:table-cell>
          <table:table-cell table:style-name="ce1" office:value-type="string">
            <text:p>Fix Detect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Documentation</text:p>
          </table:table-cell>
          <table:table-cell office:value-type="string">
            <text:p>Comment, messages</text:p>
          </table:table-cell>
        </table:table-row>
        <table:table-row table:style-name="ro1">
          <table:table-cell table:style-name="ce2" office:value-type="string">
            <text:p>29/03/2006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Coding</text:p>
          </table:table-cell>
          <table:table-cell office:value-type="string">
            <text:p>Testing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Syntax</text:p>
          </table:table-cell>
          <table:table-cell office:value-type="string">
            <text:p>Spelling, punctuation, typos, instruction formats, missing reserved words, symbols, sections, ...</text:p>
          </table:table-cell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string">
            <text:p>Coding</text:p>
          </table:table-cell>
          <table:table-cell office:value-type="string">
            <text:p>Testing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Build, package</text:p>
          </table:table-cell>
          <table:table-cell office:value-type="string">
            <text:p>Change management, version control, compiling the wrong version of a file</text:p>
          </table:table-cell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string">
            <text:p>Coding</text:p>
          </table:table-cell>
          <table:table-cell office:value-type="string">
            <text:p>Testing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Assignment</text:p>
          </table:table-cell>
          <table:table-cell office:value-type="string">
            <text:p>Declaration, duplicate names, scope</text:p>
          </table:table-cell>
        </table:table-row>
        <table:table-row table:style-name="ro1">
          <table:table-cell table:style-name="ce2"/>
          <table:table-cell table:number-columns-repeated="7"/>
          <table:table-cell office:value-type="float" office:value="50">
            <text:p>50</text:p>
          </table:table-cell>
          <table:table-cell office:value-type="string">
            <text:p>Interface</text:p>
          </table:table-cell>
          <table:table-cell office:value-type="string">
            <text:p>Procedure and function calls, wrong types or numbers of arguments, wrong feature name, wrong class, input/output, user formats</text:p>
          </table:table-cell>
        </table:table-row>
        <table:table-row table:style-name="ro1">
          <table:table-cell table:style-name="ce2"/>
          <table:table-cell table:number-columns-repeated="7"/>
          <table:table-cell office:value-type="float" office:value="60">
            <text:p>60</text:p>
          </table:table-cell>
          <table:table-cell office:value-type="string">
            <text:p>Checking</text:p>
          </table:table-cell>
          <table:table-cell office:value-type="string">
            <text:p>Error messages, inadequate checks, wrong pre and post-condition</text:p>
          </table:table-cell>
        </table:table-row>
        <table:table-row table:style-name="ro1">
          <table:table-cell table:number-columns-repeated="8"/>
          <table:table-cell office:value-type="float" office:value="70">
            <text:p>70</text:p>
          </table:table-cell>
          <table:table-cell office:value-type="string">
            <text:p>Data</text:p>
          </table:table-cell>
          <table:table-cell office:value-type="string">
            <text:p>Structure, content</text:p>
          </table:table-cell>
        </table:table-row>
        <table:table-row table:style-name="ro1">
          <table:table-cell table:number-columns-repeated="8"/>
          <table:table-cell office:value-type="float" office:value="80">
            <text:p>80</text:p>
          </table:table-cell>
          <table:table-cell office:value-type="string">
            <text:p>Function</text:p>
          </table:table-cell>
          <table:table-cell office:value-type="string">
            <text:p>Logic errors, loops, recursion, computation, function defects – these are the real algorithmic mistakes</text:p>
          </table:table-cell>
        </table:table-row>
        <table:table-row table:style-name="ro1">
          <table:table-cell table:number-columns-repeated="8"/>
          <table:table-cell office:value-type="float" office:value="90">
            <text:p>90</text:p>
          </table:table-cell>
          <table:table-cell office:value-type="string">
            <text:p>System</text:p>
          </table:table-cell>
          <table:table-cell office:value-type="string">
            <text:p>Configuration, timing, memory – you shouldn't see many of these at this stage</text:p>
          </table:table-cell>
        </table:table-row>
        <table:table-row table:style-name="ro1">
          <table:table-cell table:number-columns-repeated="8"/>
          <table:table-cell office:value-type="float" office:value="100">
            <text:p>100</text:p>
          </table:table-cell>
          <table:table-cell office:value-type="string">
            <text:p>Environment</text:p>
          </table:table-cell>
          <table:table-cell office:value-type="string">
            <text:p>Design, compile, test and other support system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3-29">03/29/2006</text:date>, <text:time>03:3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Dody Wijaya</meta:initial-creator>
    <meta:creation-date>2006-03-04T18:43:20</meta:creation-date>
    <dc:creator>Dody Wijaya</dc:creator>
    <dc:date>2006-03-29T03:36:15</dc:date>
    <dc:language>en-US</dc:language>
    <meta:editing-cycles>11</meta:editing-cycles>
    <meta:editing-duration>P4DT10H9M25S</meta:editing-duration>
    <meta:user-defined meta:name="Info 1"/>
    <meta:user-defined meta:name="Info 2"/>
    <meta:user-defined meta:name="Info 3"/>
    <meta:user-defined meta:name="Info 4"/>
    <meta:document-statistic meta:table-count="3" meta:cell-count="65"/>
  </office:meta>
</office:document-meta>
</file>